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C000001A4E444C3F4530C6A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853cm, 6.651cm, 4.787cm, 6.42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49cm" svg:height="4.999cm" svg:x="8cm" svg:y="10.75cm">
          <draw:image xlink:href="Pictures/100000000000028C000001A4E444C3F4530C6A7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7T20:45:41.686399568</dc:date>
    <meta:editing-duration>PT34S</meta:editing-duration>
    <meta:editing-cycles>1</meta:editing-cycles>
    <meta:document-statistic meta:object-count="1"/>
    <meta:generator>LibreOffice/7.4.7.2$Linux_X86_64 LibreOffice_project/40$Build-2</meta:generator>
  </office:meta>
</office:document-meta>
</file>